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44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9.668cm"/>
    </style:style>
    <style:style style:name="co6" style:family="table-column">
      <style:table-column-properties fo:break-before="auto" style:column-width="1.7cm"/>
    </style:style>
    <style:style style:name="co7" style:family="table-column">
      <style:table-column-properties fo:break-before="auto" style:column-width="5.3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87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Lignes</text:p>
          </table:table-cell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amuhome/a23005604/Bureau/archi/Api_User_Produit/src/main/java/fr/univamu/iut/api_user_produit</text:p>
          </table:table-cell>
          <table:table-cell office:value-type="float" office:value="318" calcext:value-type="float">
            <text:p>318</text:p>
          </table:table-cell>
        </table:table-row>
      </table:table>
      <table:table table:name="Halstead" table:style-name="ta1"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ongueur du programme (N)</text:p>
          </table:table-cell>
          <table:table-cell office:value-type="string" calcext:value-type="string">
            <text:p>Vocabulaire (n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/>
          <table:table-cell office:value-type="string" calcext:value-type="string">
            <text:p>paranthèse, crochet, virgule, point-virgule compte 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B2]+[.D2]" office:value-type="float" office:value="65" calcext:value-type="float">
            <text:p>65</text:p>
          </table:table-cell>
          <table:table-cell table:formula="of:=[.A2]+[.C2]" office:value-type="float" office:value="24" calcext:value-type="float">
            <text:p>24</text:p>
          </table:table-cell>
          <table:table-cell table:formula="of:=[.E2]*LOG([.F2])" office:value-type="float" office:value="89.7137307112544" calcext:value-type="float">
            <text:p>89,7137307112544</text:p>
          </table:table-cell>
          <table:table-cell table:formula="of:=([.A2]/2)*([.D2]/[.C2])" office:value-type="float" office:value="29" calcext:value-type="float">
            <text:p>29</text:p>
          </table:table-cell>
          <table:table-cell table:formula="of:=[.H2]*[.G2]" office:value-type="float" office:value="2601.69819062638" calcext:value-type="float">
            <text:p>2601,6981906263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B3]+[.D3]" office:value-type="float" office:value="0" calcext:value-type="float">
            <text:p>0</text:p>
          </table:table-cell>
          <table:table-cell table:formula="of:=[.A3]+[.C3]" office:value-type="float" office:value="0" calcext:value-type="float">
            <text:p>0</text:p>
          </table:table-cell>
          <table:table-cell table:formula="of:=[.E3]*LOG([.F3])" office:value-type="string" office:string-value="" calcext:value-type="error">
            <text:p>Err:502</text:p>
          </table:table-cell>
          <table:table-cell table:formula="of:=([.A3]/2)*([.D3]/[.C3])" office:value-type="string" office:string-value="" calcext:value-type="error">
            <text:p>#DIV/0!</text:p>
          </table:table-cell>
          <table:table-cell table:formula="of:=[.H3]*[.G3]" office:value-type="string" office:string-value="" calcext:value-type="error">
            <text:p>Err:502</text:p>
          </table:table-cell>
          <table:table-cell table:number-columns-repeated="2"/>
        </table:table-row>
      </table:table>
      <table:table table:name="CC" table:style-name="ta1"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A2]-[.B2]+2*[.C2]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A3]-[.B3]+2*[.C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4]-[.B4]+2*[.C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5]-[.B5]+2*[.C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6]-[.B6]+2*[.C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7]-[.B7]+2*[.C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8]-[.B8]+2*[.C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9]-[.B9]+2*[.C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0]-[.B10]+2*[.C1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1]-[.B11]+2*[.C1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2]-[.B12]+2*[.C1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3]-[.B13]+2*[.C1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4]-[.B14]+2*[.C1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5]-[.B15]+2*[.C1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6]-[.B16]+2*[.C1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7]-[.B17]+2*[.C17]" office:value-type="float" office:value="0" calcext:value-type="float">
            <text:p>0</text:p>
          </table:table-cell>
        </table:table-row>
      </table:table>
      <table:table table:name="UFC" table:style-name="ta1">
        <table:table-column table:style-name="co7" table:default-cell-style-name="Default"/>
        <table:table-column table:style-name="co2" table:number-columns-repeated="7" table:default-cell-style-name="Default"/>
        <table:table-row table:style-name="ro2">
          <table:table-cell table:number-columns-repeated="2"/>
          <table:table-cell office:value-type="string" calcext:value-type="string">
            <text:p>Poids</text:p>
          </table:table-cell>
          <table:table-cell table:number-columns-repeated="2"/>
          <table:table-cell office:value-type="string" calcext:value-type="string">
            <text:p>S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égorie 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3]*[.E3]+[.C3]*[.F3]+[.D3]*[.G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4]*[.E4]+[.C4]*[.F4]+[.D4]*[.G4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*[.E5]+[.C5]*[.F5]+[.D5]*[.G5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*[.E6]+[.C6]*[.F6]+[.D6]*[.G6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7]*[.E7]+[.C7]*[.F7]+[.D7]*[.G7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otal UFC</text:p>
          </table:table-cell>
          <table:table-cell table:number-columns-repeated="6"/>
          <table:table-cell table:formula="of:=[.H3]+[.H4]+[.H5]+[.H6]+[.H7]" office:value-type="float" office:value="144" calcext:value-type="float">
            <text:p>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12:13:46.1053130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09:29:22.973192791</meta:creation-date>
    <dc:date>2025-10-15T12:14:02.829630935</dc:date>
    <meta:editing-duration>PT24M10S</meta:editing-duration>
    <meta:editing-cycles>5</meta:editing-cycles>
    <meta:generator>LibreOffice/24.2.7.2$Linux_X86_64 LibreOffice_project/420$Build-2</meta:generator>
    <meta:document-statistic meta:table-count="4" meta:cell-count="105" meta:object-count="0"/>
  </office:meta>
</office:document-meta>
</file>